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ce181e"/>
    </style:style>
    <style:style style:name="ce1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ce181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ce181e"/>
    </style:style>
    <style:style style:name="ce24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ce181e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MA_OD_dema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9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.0377821961648" calcext:value-type="float">
            <text:p>26.0377821961648</text:p>
          </table:table-cell>
          <table:table-cell/>
          <table:table-cell table:style-name="ce2" office:value-type="string" calcext:value-type="string">
            <text:p>O/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9.241757397039" calcext:value-type="float">
            <text:p>479.2417573970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table:formula="of:=+SUMIFS([.$C$1:.$C$1048576];[.$A$1:.$A$1048576];[.$E3];[.$B$1:.$B$1048576];[.F$2])" office:value-type="float" office:value="0" calcext:value-type="float">
            <text:p>0.0</text:p>
          </table:table-cell>
          <table:table-cell table:style-name="ce9" table:formula="of:=+SUMIFS([.$C$1:.$C$1048576];[.$A$1:.$A$1048576];[.$E3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E3];[.$B$1:.$B$1048576];[.H$2])" office:value-type="float" office:value="26.0377821961648" calcext:value-type="float">
            <text:p>26.0</text:p>
          </table:table-cell>
          <table:table-cell table:style-name="ce9" table:formula="of:=+SUMIFS([.$C$1:.$C$1048576];[.$A$1:.$A$1048576];[.$E3];[.$B$1:.$B$1048576];[.I$2])" office:value-type="float" office:value="479.241757397039" calcext:value-type="float">
            <text:p>479.2</text:p>
          </table:table-cell>
          <table:table-cell table:style-name="ce9" table:formula="of:=+SUMIFS([.$C$1:.$C$1048576];[.$A$1:.$A$1048576];[.$E3];[.$B$1:.$B$1048576];[.J$2])" office:value-type="float" office:value="286.80479100676" calcext:value-type="float">
            <text:p>286.8</text:p>
          </table:table-cell>
          <table:table-cell table:style-name="ce9" table:formula="of:=+SUMIFS([.$C$1:.$C$1048576];[.$A$1:.$A$1048576];[.$E3];[.$B$1:.$B$1048576];[.K$2])" office:value-type="float" office:value="637.071046107752" calcext:value-type="float">
            <text:p>637.1</text:p>
          </table:table-cell>
          <table:table-cell table:style-name="ce9" table:formula="of:=+SUMIFS([.$C$1:.$C$1048576];[.$A$1:.$A$1048576];[.$E3];[.$B$1:.$B$1048576];[.L$2])" office:value-type="float" office:value="145.413038259641" calcext:value-type="float">
            <text:p>145.4</text:p>
          </table:table-cell>
          <table:table-cell table:style-name="ce13" table:formula="of:=+SUMIFS([.$C$1:.$C$1048576];[.$A$1:.$A$1048576];[.$E3];[.$B$1:.$B$1048576];[.M$2])" office:value-type="float" office:value="319.132104452636" calcext:value-type="float">
            <text:p>319.1</text:p>
          </table:table-cell>
          <table:table-cell table:style-name="ce13" table:formula="of:=+SUM([.F3:.M3])" office:value-type="float" office:value="1893.70051941999" calcext:value-type="float">
            <text:p>1893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6.80479100676" calcext:value-type="float">
            <text:p>286.8047910067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table:formula="of:=+SUMIFS([.$C$1:.$C$1048576];[.$A$1:.$A$1048576];[.$E4];[.$B$1:.$B$1048576];[.F$2])" office:value-type="float" office:value="1" calcext:value-type="float">
            <text:p>1.0</text:p>
          </table:table-cell>
          <table:table-cell table:style-name="ce9" table:formula="of:=+SUMIFS([.$C$1:.$C$1048576];[.$A$1:.$A$1048576];[.$E4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E4];[.$B$1:.$B$1048576];[.H$2])" office:value-type="float" office:value="26.0377821961648" calcext:value-type="float">
            <text:p>26.0</text:p>
          </table:table-cell>
          <table:table-cell table:style-name="ce9" table:formula="of:=+SUMIFS([.$C$1:.$C$1048576];[.$A$1:.$A$1048576];[.$E4];[.$B$1:.$B$1048576];[.I$2])" office:value-type="float" office:value="479.241757397039" calcext:value-type="float">
            <text:p>479.2</text:p>
          </table:table-cell>
          <table:table-cell table:style-name="ce9" table:formula="of:=+SUMIFS([.$C$1:.$C$1048576];[.$A$1:.$A$1048576];[.$E4];[.$B$1:.$B$1048576];[.J$2])" office:value-type="float" office:value="286.80479100676" calcext:value-type="float">
            <text:p>286.8</text:p>
          </table:table-cell>
          <table:table-cell table:style-name="ce9" table:formula="of:=+SUMIFS([.$C$1:.$C$1048576];[.$A$1:.$A$1048576];[.$E4];[.$B$1:.$B$1048576];[.K$2])" office:value-type="float" office:value="637.071046107752" calcext:value-type="float">
            <text:p>637.1</text:p>
          </table:table-cell>
          <table:table-cell table:style-name="ce9" table:formula="of:=+SUMIFS([.$C$1:.$C$1048576];[.$A$1:.$A$1048576];[.$E4];[.$B$1:.$B$1048576];[.L$2])" office:value-type="float" office:value="145.413038259641" calcext:value-type="float">
            <text:p>145.4</text:p>
          </table:table-cell>
          <table:table-cell table:style-name="ce13" table:formula="of:=+SUMIFS([.$C$1:.$C$1048576];[.$A$1:.$A$1048576];[.$E4];[.$B$1:.$B$1048576];[.M$2])" office:value-type="float" office:value="319.132104452636" calcext:value-type="float">
            <text:p>319.1</text:p>
          </table:table-cell>
          <table:table-cell table:style-name="ce13" table:formula="of:=+SUM([.F4:.M4])" office:value-type="float" office:value="1894.70051941999" calcext:value-type="float">
            <text:p>1894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7.071046107752" calcext:value-type="float">
            <text:p>637.07104610775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table:formula="of:=+SUMIFS([.$C$1:.$C$1048576];[.$A$1:.$A$1048576];[.$E5];[.$B$1:.$B$1048576];[.F$2])" office:value-type="float" office:value="1" calcext:value-type="float">
            <text:p>1.0</text:p>
          </table:table-cell>
          <table:table-cell table:style-name="ce9" table:formula="of:=+SUMIFS([.$C$1:.$C$1048576];[.$A$1:.$A$1048576];[.$E5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E5];[.$B$1:.$B$1048576];[.H$2])" office:value-type="float" office:value="0" calcext:value-type="float">
            <text:p>0.0</text:p>
          </table:table-cell>
          <table:table-cell table:style-name="ce9" table:formula="of:=+SUMIFS([.$C$1:.$C$1048576];[.$A$1:.$A$1048576];[.$E5];[.$B$1:.$B$1048576];[.I$2])" office:value-type="float" office:value="479.241757397039" calcext:value-type="float">
            <text:p>479.2</text:p>
          </table:table-cell>
          <table:table-cell table:style-name="ce9" table:formula="of:=+SUMIFS([.$C$1:.$C$1048576];[.$A$1:.$A$1048576];[.$E5];[.$B$1:.$B$1048576];[.J$2])" office:value-type="float" office:value="286.80479100676" calcext:value-type="float">
            <text:p>286.8</text:p>
          </table:table-cell>
          <table:table-cell table:style-name="ce9" table:formula="of:=+SUMIFS([.$C$1:.$C$1048576];[.$A$1:.$A$1048576];[.$E5];[.$B$1:.$B$1048576];[.K$2])" office:value-type="float" office:value="637.071046107752" calcext:value-type="float">
            <text:p>637.1</text:p>
          </table:table-cell>
          <table:table-cell table:style-name="ce9" table:formula="of:=+SUMIFS([.$C$1:.$C$1048576];[.$A$1:.$A$1048576];[.$E5];[.$B$1:.$B$1048576];[.L$2])" office:value-type="float" office:value="145.413038259641" calcext:value-type="float">
            <text:p>145.4</text:p>
          </table:table-cell>
          <table:table-cell table:style-name="ce13" table:formula="of:=+SUMIFS([.$C$1:.$C$1048576];[.$A$1:.$A$1048576];[.$E5];[.$B$1:.$B$1048576];[.M$2])" office:value-type="float" office:value="319.132104452636" calcext:value-type="float">
            <text:p>319.1</text:p>
          </table:table-cell>
          <table:table-cell table:style-name="ce13" table:formula="of:=+SUM([.F5:.M5])" office:value-type="float" office:value="1868.66273722383" calcext:value-type="float">
            <text:p>186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5.413038259641" calcext:value-type="float">
            <text:p>145.41303825964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7" table:formula="of:=+SUMIFS([.$C$1:.$C$1048576];[.$A$1:.$A$1048576];[.$E6];[.$B$1:.$B$1048576];[.F$2])" office:value-type="float" office:value="1" calcext:value-type="float">
            <text:p>1.0</text:p>
          </table:table-cell>
          <table:table-cell table:style-name="ce9" table:formula="of:=+SUMIFS([.$C$1:.$C$1048576];[.$A$1:.$A$1048576];[.$E6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E6];[.$B$1:.$B$1048576];[.H$2])" office:value-type="float" office:value="26.0377821961648" calcext:value-type="float">
            <text:p>26.0</text:p>
          </table:table-cell>
          <table:table-cell table:style-name="ce9" table:formula="of:=+SUMIFS([.$C$1:.$C$1048576];[.$A$1:.$A$1048576];[.$E6];[.$B$1:.$B$1048576];[.I$2])" office:value-type="float" office:value="0" calcext:value-type="float">
            <text:p>0.0</text:p>
          </table:table-cell>
          <table:table-cell table:style-name="ce9" table:formula="of:=+SUMIFS([.$C$1:.$C$1048576];[.$A$1:.$A$1048576];[.$E6];[.$B$1:.$B$1048576];[.J$2])" office:value-type="float" office:value="286.80479100676" calcext:value-type="float">
            <text:p>286.8</text:p>
          </table:table-cell>
          <table:table-cell table:style-name="ce9" table:formula="of:=+SUMIFS([.$C$1:.$C$1048576];[.$A$1:.$A$1048576];[.$E6];[.$B$1:.$B$1048576];[.K$2])" office:value-type="float" office:value="637.071046107752" calcext:value-type="float">
            <text:p>637.1</text:p>
          </table:table-cell>
          <table:table-cell table:style-name="ce9" table:formula="of:=+SUMIFS([.$C$1:.$C$1048576];[.$A$1:.$A$1048576];[.$E6];[.$B$1:.$B$1048576];[.L$2])" office:value-type="float" office:value="145.413038259641" calcext:value-type="float">
            <text:p>145.4</text:p>
          </table:table-cell>
          <table:table-cell table:style-name="ce13" table:formula="of:=+SUMIFS([.$C$1:.$C$1048576];[.$A$1:.$A$1048576];[.$E6];[.$B$1:.$B$1048576];[.M$2])" office:value-type="float" office:value="319.132104452636" calcext:value-type="float">
            <text:p>319.1</text:p>
          </table:table-cell>
          <table:table-cell table:style-name="ce13" table:formula="of:=+SUM([.F6:.M6])" office:value-type="float" office:value="1415.45876202295" calcext:value-type="float">
            <text:p>141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9.132104452636" calcext:value-type="float">
            <text:p>319.13210445263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table:formula="of:=+SUMIFS([.$C$1:.$C$1048576];[.$A$1:.$A$1048576];[.$E7];[.$B$1:.$B$1048576];[.F$2])" office:value-type="float" office:value="1" calcext:value-type="float">
            <text:p>1.0</text:p>
          </table:table-cell>
          <table:table-cell table:style-name="ce9" table:formula="of:=+SUMIFS([.$C$1:.$C$1048576];[.$A$1:.$A$1048576];[.$E7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E7];[.$B$1:.$B$1048576];[.H$2])" office:value-type="float" office:value="26.0377821961648" calcext:value-type="float">
            <text:p>26.0</text:p>
          </table:table-cell>
          <table:table-cell table:style-name="ce9" table:formula="of:=+SUMIFS([.$C$1:.$C$1048576];[.$A$1:.$A$1048576];[.$E7];[.$B$1:.$B$1048576];[.I$2])" office:value-type="float" office:value="479.241757397039" calcext:value-type="float">
            <text:p>479.2</text:p>
          </table:table-cell>
          <table:table-cell table:style-name="ce9" table:formula="of:=+SUMIFS([.$C$1:.$C$1048576];[.$A$1:.$A$1048576];[.$E7];[.$B$1:.$B$1048576];[.J$2])" office:value-type="float" office:value="0" calcext:value-type="float">
            <text:p>0.0</text:p>
          </table:table-cell>
          <table:table-cell table:style-name="ce9" table:formula="of:=+SUMIFS([.$C$1:.$C$1048576];[.$A$1:.$A$1048576];[.$E7];[.$B$1:.$B$1048576];[.K$2])" office:value-type="float" office:value="637.071046107752" calcext:value-type="float">
            <text:p>637.1</text:p>
          </table:table-cell>
          <table:table-cell table:style-name="ce9" table:formula="of:=+SUMIFS([.$C$1:.$C$1048576];[.$A$1:.$A$1048576];[.$E7];[.$B$1:.$B$1048576];[.L$2])" office:value-type="float" office:value="145.413038259641" calcext:value-type="float">
            <text:p>145.4</text:p>
          </table:table-cell>
          <table:table-cell table:style-name="ce13" table:formula="of:=+SUMIFS([.$C$1:.$C$1048576];[.$A$1:.$A$1048576];[.$E7];[.$B$1:.$B$1048576];[.M$2])" office:value-type="float" office:value="319.132104452636" calcext:value-type="float">
            <text:p>319.1</text:p>
          </table:table-cell>
          <table:table-cell table:style-name="ce13" table:formula="of:=+SUM([.F7:.M7])" office:value-type="float" office:value="1607.89572841323" calcext:value-type="float">
            <text:p>1607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7" table:formula="of:=+SUMIFS([.$C$1:.$C$1048576];[.$A$1:.$A$1048576];[.$E8];[.$B$1:.$B$1048576];[.F$2])" office:value-type="float" office:value="1" calcext:value-type="float">
            <text:p>1.0</text:p>
          </table:table-cell>
          <table:table-cell table:style-name="ce9" table:formula="of:=+SUMIFS([.$C$1:.$C$1048576];[.$A$1:.$A$1048576];[.$E8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E8];[.$B$1:.$B$1048576];[.H$2])" office:value-type="float" office:value="26.0377821961648" calcext:value-type="float">
            <text:p>26.0</text:p>
          </table:table-cell>
          <table:table-cell table:style-name="ce9" table:formula="of:=+SUMIFS([.$C$1:.$C$1048576];[.$A$1:.$A$1048576];[.$E8];[.$B$1:.$B$1048576];[.I$2])" office:value-type="float" office:value="479.241757397039" calcext:value-type="float">
            <text:p>479.2</text:p>
          </table:table-cell>
          <table:table-cell table:style-name="ce9" table:formula="of:=+SUMIFS([.$C$1:.$C$1048576];[.$A$1:.$A$1048576];[.$E8];[.$B$1:.$B$1048576];[.J$2])" office:value-type="float" office:value="286.80479100676" calcext:value-type="float">
            <text:p>286.8</text:p>
          </table:table-cell>
          <table:table-cell table:style-name="ce9" table:formula="of:=+SUMIFS([.$C$1:.$C$1048576];[.$A$1:.$A$1048576];[.$E8];[.$B$1:.$B$1048576];[.K$2])" office:value-type="float" office:value="0" calcext:value-type="float">
            <text:p>0.0</text:p>
          </table:table-cell>
          <table:table-cell table:style-name="ce9" table:formula="of:=+SUMIFS([.$C$1:.$C$1048576];[.$A$1:.$A$1048576];[.$E8];[.$B$1:.$B$1048576];[.L$2])" office:value-type="float" office:value="145.413038259641" calcext:value-type="float">
            <text:p>145.4</text:p>
          </table:table-cell>
          <table:table-cell table:style-name="ce13" table:formula="of:=+SUMIFS([.$C$1:.$C$1048576];[.$A$1:.$A$1048576];[.$E8];[.$B$1:.$B$1048576];[.M$2])" office:value-type="float" office:value="319.132104452636" calcext:value-type="float">
            <text:p>319.1</text:p>
          </table:table-cell>
          <table:table-cell table:style-name="ce13" table:formula="of:=+SUM([.F8:.M8])" office:value-type="float" office:value="1257.62947331224" calcext:value-type="float">
            <text:p>125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.0377821961648" calcext:value-type="float">
            <text:p>26.037782196164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7" table:formula="of:=+SUMIFS([.$C$1:.$C$1048576];[.$A$1:.$A$1048576];[.$E9];[.$B$1:.$B$1048576];[.F$2])" office:value-type="float" office:value="1" calcext:value-type="float">
            <text:p>1.0</text:p>
          </table:table-cell>
          <table:table-cell table:style-name="ce9" table:formula="of:=+SUMIFS([.$C$1:.$C$1048576];[.$A$1:.$A$1048576];[.$E9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E9];[.$B$1:.$B$1048576];[.H$2])" office:value-type="float" office:value="26.0377821961648" calcext:value-type="float">
            <text:p>26.0</text:p>
          </table:table-cell>
          <table:table-cell table:style-name="ce9" table:formula="of:=+SUMIFS([.$C$1:.$C$1048576];[.$A$1:.$A$1048576];[.$E9];[.$B$1:.$B$1048576];[.I$2])" office:value-type="float" office:value="479.241757397039" calcext:value-type="float">
            <text:p>479.2</text:p>
          </table:table-cell>
          <table:table-cell table:style-name="ce9" table:formula="of:=+SUMIFS([.$C$1:.$C$1048576];[.$A$1:.$A$1048576];[.$E9];[.$B$1:.$B$1048576];[.J$2])" office:value-type="float" office:value="286.80479100676" calcext:value-type="float">
            <text:p>286.8</text:p>
          </table:table-cell>
          <table:table-cell table:style-name="ce9" table:formula="of:=+SUMIFS([.$C$1:.$C$1048576];[.$A$1:.$A$1048576];[.$E9];[.$B$1:.$B$1048576];[.K$2])" office:value-type="float" office:value="637.071046107752" calcext:value-type="float">
            <text:p>637.1</text:p>
          </table:table-cell>
          <table:table-cell table:style-name="ce9" table:formula="of:=+SUMIFS([.$C$1:.$C$1048576];[.$A$1:.$A$1048576];[.$E9];[.$B$1:.$B$1048576];[.L$2])" office:value-type="float" office:value="0" calcext:value-type="float">
            <text:p>0.0</text:p>
          </table:table-cell>
          <table:table-cell table:style-name="ce13" table:formula="of:=+SUMIFS([.$C$1:.$C$1048576];[.$A$1:.$A$1048576];[.$E9];[.$B$1:.$B$1048576];[.M$2])" office:value-type="float" office:value="319.132104452636" calcext:value-type="float">
            <text:p>319.1</text:p>
          </table:table-cell>
          <table:table-cell table:style-name="ce13" table:formula="of:=+SUM([.F9:.M9])" office:value-type="float" office:value="1749.28748116035" calcext:value-type="float">
            <text:p>174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.241757397039" calcext:value-type="float">
            <text:p>479.241757397039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+SUMIFS([.$C$1:.$C$1048576];[.$A$1:.$A$1048576];[.$E10];[.$B$1:.$B$1048576];[.F$2])" office:value-type="float" office:value="2794.38790054946" calcext:value-type="float">
            <text:p>2794.4</text:p>
          </table:table-cell>
          <table:table-cell table:style-name="ce10" table:formula="of:=+SUMIFS([.$C$1:.$C$1048576];[.$A$1:.$A$1048576];[.$E10];[.$B$1:.$B$1048576];[.G$2])" office:value-type="float" office:value="1" calcext:value-type="float">
            <text:p>1.0</text:p>
          </table:table-cell>
          <table:table-cell table:style-name="ce10" table:formula="of:=+SUMIFS([.$C$1:.$C$1048576];[.$A$1:.$A$1048576];[.$E10];[.$B$1:.$B$1048576];[.H$2])" office:value-type="float" office:value="0" calcext:value-type="float">
            <text:p>0.0</text:p>
          </table:table-cell>
          <table:table-cell table:style-name="ce10" table:formula="of:=+SUMIFS([.$C$1:.$C$1048576];[.$A$1:.$A$1048576];[.$E10];[.$B$1:.$B$1048576];[.I$2])" office:value-type="float" office:value="2794.38790054946" calcext:value-type="float">
            <text:p>2794.4</text:p>
          </table:table-cell>
          <table:table-cell table:style-name="ce10" table:formula="of:=+SUMIFS([.$C$1:.$C$1048576];[.$A$1:.$A$1048576];[.$E10];[.$B$1:.$B$1048576];[.J$2])" office:value-type="float" office:value="328.055968193348" calcext:value-type="float">
            <text:p>328.1</text:p>
          </table:table-cell>
          <table:table-cell table:style-name="ce10" table:formula="of:=+SUMIFS([.$C$1:.$C$1048576];[.$A$1:.$A$1048576];[.$E10];[.$B$1:.$B$1048576];[.K$2])" office:value-type="float" office:value="2654.43847999945" calcext:value-type="float">
            <text:p>2654.4</text:p>
          </table:table-cell>
          <table:table-cell table:style-name="ce10" table:formula="of:=+SUMIFS([.$C$1:.$C$1048576];[.$A$1:.$A$1048576];[.$E10];[.$B$1:.$B$1048576];[.L$2])" office:value-type="float" office:value="103.757223874761" calcext:value-type="float">
            <text:p>103.8</text:p>
          </table:table-cell>
          <table:table-cell table:style-name="ce14" table:formula="of:=+SUMIFS([.$C$1:.$C$1048576];[.$A$1:.$A$1048576];[.$E10];[.$B$1:.$B$1048576];[.M$2])" office:value-type="float" office:value="0" calcext:value-type="float">
            <text:p>0.0</text:p>
          </table:table-cell>
          <table:table-cell table:style-name="ce16" table:formula="of:=+SUM([.F10:.M10])" office:value-type="float" office:value="8676.02747316649" calcext:value-type="float">
            <text:p>8676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6.80479100676" calcext:value-type="float">
            <text:p>286.80479100676</text:p>
          </table:table-cell>
          <table:table-cell/>
          <table:table-cell table:style-name="ce5" office:value-type="string" calcext:value-type="string">
            <text:p>sum</text:p>
          </table:table-cell>
          <table:table-cell table:style-name="ce5" table:formula="of:=+SUM([.F3:.F10])" office:value-type="float" office:value="2800.38790054946" calcext:value-type="float">
            <text:p>2800.4</text:p>
          </table:table-cell>
          <table:table-cell table:style-name="ce10" table:formula="of:=+SUM([.G3:.G10])" office:value-type="float" office:value="1" calcext:value-type="float">
            <text:p>1.0</text:p>
          </table:table-cell>
          <table:table-cell table:style-name="ce10" table:formula="of:=+SUM([.H3:.H10])" office:value-type="float" office:value="156.226693176989" calcext:value-type="float">
            <text:p>156.2</text:p>
          </table:table-cell>
          <table:table-cell table:style-name="ce11" table:formula="of:=+SUM([.I3:.I10])" office:value-type="float" office:value="5669.8384449317" calcext:value-type="float">
            <text:p>5669.8</text:p>
          </table:table-cell>
          <table:table-cell table:style-name="ce10" table:formula="of:=+SUM([.J3:.J10])" office:value-type="float" office:value="2048.88471423391" calcext:value-type="float">
            <text:p>2048.9</text:p>
          </table:table-cell>
          <table:table-cell table:style-name="ce11" table:formula="of:=+SUM([.K3:.K10])" office:value-type="float" office:value="6476.86475664597" calcext:value-type="float">
            <text:p>6476.9</text:p>
          </table:table-cell>
          <table:table-cell table:style-name="ce10" table:formula="of:=+SUM([.L3:.L10])" office:value-type="float" office:value="976.235453432606" calcext:value-type="float">
            <text:p>976.2</text:p>
          </table:table-cell>
          <table:table-cell table:style-name="ce14" table:formula="of:=+SUM([.M3:.M10])" office:value-type="float" office:value="2233.92473116845" calcext:value-type="float">
            <text:p>2233.9</text:p>
          </table:table-cell>
          <table:table-cell table:style-name="ce14" table:formula="of:=+SUM([.N3:.N10])" office:value-type="float" office:value="20363.3626941391" calcext:value-type="float">
            <text:p>20363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7.071046107752" calcext:value-type="float">
            <text:p>637.07104610775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5.413038259641" calcext:value-type="float">
            <text:p>145.41303825964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9.132104452636" calcext:value-type="float">
            <text:p>319.13210445263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favorite destinations</text:p>
          </table:table-cell>
          <table:table-cell table:style-name="Default" table:number-columns-repeated="2"/>
          <table:table-cell table:style-name="Default" office:value-type="string" calcext:value-type="string">
            <text:p>favorite origi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9.241757397039" calcext:value-type="float">
            <text:p>479.241757397039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6.80479100676" calcext:value-type="float">
            <text:p>286.8047910067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7.071046107752" calcext:value-type="float">
            <text:p>637.07104610775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5.413038259641" calcext:value-type="float">
            <text:p>145.41303825964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9.132104452636" calcext:value-type="float">
            <text:p>319.13210445263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.0377821961648" calcext:value-type="float">
            <text:p>26.037782196164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6.80479100676" calcext:value-type="float">
            <text:p>286.8047910067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37.071046107752" calcext:value-type="float">
            <text:p>637.07104610775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.413038259641" calcext:value-type="float">
            <text:p>145.41303825964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9.132104452636" calcext:value-type="float">
            <text:p>319.13210445263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.0377821961648" calcext:value-type="float">
            <text:p>26.037782196164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9.241757397039" calcext:value-type="float">
            <text:p>479.24175739703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7.071046107752" calcext:value-type="float">
            <text:p>637.07104610775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5.413038259641" calcext:value-type="float">
            <text:p>145.41303825964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9.132104452636" calcext:value-type="float">
            <text:p>319.13210445263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.0377821961648" calcext:value-type="float">
            <text:p>26.037782196164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79.241757397039" calcext:value-type="float">
            <text:p>479.241757397039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6.80479100676" calcext:value-type="float">
            <text:p>286.8047910067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5.413038259641" calcext:value-type="float">
            <text:p>145.41303825964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9.132104452636" calcext:value-type="float">
            <text:p>319.13210445263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.0377821961648" calcext:value-type="float">
            <text:p>26.037782196164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9.241757397039" calcext:value-type="float">
            <text:p>479.24175739703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6.80479100676" calcext:value-type="float">
            <text:p>286.8047910067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7.071046107752" calcext:value-type="float">
            <text:p>637.071046107752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9.132104452636" calcext:value-type="float">
            <text:p>319.132104452636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94.38790054946" calcext:value-type="float">
            <text:p>2794.38790054946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94.38790054946" calcext:value-type="float">
            <text:p>2794.38790054946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8.055968193348" calcext:value-type="float">
            <text:p>328.05596819334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54.43847999945" calcext:value-type="float">
            <text:p>2654.4384799994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3.757223874761" calcext:value-type="float">
            <text:p>103.757223874761</text:p>
          </table:table-cell>
          <table:table-cell table:number-columns-repeated="11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2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1.7160492750388" calcext:value-type="float">
            <text:p>71.7160492750388</text:p>
          </table:table-cell>
          <table:table-cell table:number-columns-repeated="3"/>
          <table:table-cell table:style-name="ce17" office:value-type="string" calcext:value-type="string" table:number-columns-spanned="8" table:number-rows-spanned="1">
            <text:p>destination</text:p>
          </table:table-cell>
          <table:covered-table-cell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3.688786554253" calcext:value-type="float">
            <text:p>223.688786554253</text:p>
          </table:table-cell>
          <table:table-cell table:number-columns-repeated="2"/>
          <table:table-cell table:style-name="ce18" office:value-type="string" calcext:value-type="string">
            <text:p>O/D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0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4.41888475107" calcext:value-type="float">
            <text:p>154.41888475107</text:p>
          </table:table-cell>
          <table:table-cell/>
          <table:table-cell table:style-name="ce17" office:value-type="string" calcext:value-type="string" table:number-columns-spanned="1" table:number-rows-spanned="8">
            <text:p>origin</text:p>
          </table:table-cell>
          <table:table-cell table:style-name="ce19" office:value-type="float" office:value="1" calcext:value-type="float">
            <text:p>1</text:p>
          </table:table-cell>
          <table:table-cell table:style-name="ce9" table:formula="of:=+SUMIFS([.$C$1:.$C$1048576];[.$A$1:.$A$1048576];[.$F3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F3];[.$B$1:.$B$1048576];[.H$2])" office:value-type="float" office:value="71.7160492750388" calcext:value-type="float">
            <text:p>71.7</text:p>
          </table:table-cell>
          <table:table-cell table:style-name="ce9" table:formula="of:=+SUMIFS([.$C$1:.$C$1048576];[.$A$1:.$A$1048576];[.$F3];[.$B$1:.$B$1048576];[.I$2])" office:value-type="float" office:value="223.688786554253" calcext:value-type="float">
            <text:p>223.7</text:p>
          </table:table-cell>
          <table:table-cell table:style-name="ce9" table:formula="of:=+SUMIFS([.$C$1:.$C$1048576];[.$A$1:.$A$1048576];[.$F3];[.$B$1:.$B$1048576];[.J$2])" office:value-type="float" office:value="154.41888475107" calcext:value-type="float">
            <text:p>154.4</text:p>
          </table:table-cell>
          <table:table-cell table:style-name="ce9" table:formula="of:=+SUMIFS([.$C$1:.$C$1048576];[.$A$1:.$A$1048576];[.$F3];[.$B$1:.$B$1048576];[.K$2])" office:value-type="float" office:value="0" calcext:value-type="float">
            <text:p>0.0</text:p>
          </table:table-cell>
          <table:table-cell table:style-name="ce9" table:formula="of:=+SUMIFS([.$C$1:.$C$1048576];[.$A$1:.$A$1048576];[.$F3];[.$B$1:.$B$1048576];[.L$2])" office:value-type="float" office:value="0" calcext:value-type="float">
            <text:p>0.0</text:p>
          </table:table-cell>
          <table:table-cell table:style-name="ce9" table:formula="of:=+SUMIFS([.$C$1:.$C$1048576];[.$A$1:.$A$1048576];[.$F3];[.$B$1:.$B$1048576];[.M$2])" office:value-type="float" office:value="3.47957671794917" calcext:value-type="float">
            <text:p>3.5</text:p>
          </table:table-cell>
          <table:table-cell table:style-name="ce9" table:formula="of:=+SUMIFS([.$C$1:.$C$1048576];[.$A$1:.$A$1048576];[.$F3];[.$B$1:.$B$1048576];[.N$2])" office:value-type="float" office:value="0" calcext:value-type="float">
            <text:p>0.0</text:p>
          </table:table-cell>
          <table:table-cell table:style-name="ce24" table:formula="of:=+SUM([.G3:.N3])" office:value-type="float" office:value="453.303297298311" calcext:value-type="float">
            <text:p>453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19" office:value-type="float" office:value="4" calcext:value-type="float">
            <text:p>4</text:p>
          </table:table-cell>
          <table:table-cell table:style-name="ce9" table:formula="of:=+SUMIFS([.$C$1:.$C$1048576];[.$A$1:.$A$1048576];[.$F4];[.$B$1:.$B$1048576];[.G$2])" office:value-type="float" office:value="1" calcext:value-type="float">
            <text:p>1.0</text:p>
          </table:table-cell>
          <table:table-cell table:style-name="ce9" table:formula="of:=+SUMIFS([.$C$1:.$C$1048576];[.$A$1:.$A$1048576];[.$F4];[.$B$1:.$B$1048576];[.H$2])" office:value-type="float" office:value="0" calcext:value-type="float">
            <text:p>0.0</text:p>
          </table:table-cell>
          <table:table-cell table:style-name="ce9" table:formula="of:=+SUMIFS([.$C$1:.$C$1048576];[.$A$1:.$A$1048576];[.$F4];[.$B$1:.$B$1048576];[.I$2])" office:value-type="float" office:value="223.688786554253" calcext:value-type="float">
            <text:p>223.7</text:p>
          </table:table-cell>
          <table:table-cell table:style-name="ce9" table:formula="of:=+SUMIFS([.$C$1:.$C$1048576];[.$A$1:.$A$1048576];[.$F4];[.$B$1:.$B$1048576];[.J$2])" office:value-type="float" office:value="154.41888475107" calcext:value-type="float">
            <text:p>154.4</text:p>
          </table:table-cell>
          <table:table-cell table:style-name="ce9" table:formula="of:=+SUMIFS([.$C$1:.$C$1048576];[.$A$1:.$A$1048576];[.$F4];[.$B$1:.$B$1048576];[.K$2])" office:value-type="float" office:value="0" calcext:value-type="float">
            <text:p>0.0</text:p>
          </table:table-cell>
          <table:table-cell table:style-name="ce9" table:formula="of:=+SUMIFS([.$C$1:.$C$1048576];[.$A$1:.$A$1048576];[.$F4];[.$B$1:.$B$1048576];[.L$2])" office:value-type="float" office:value="0" calcext:value-type="float">
            <text:p>0.0</text:p>
          </table:table-cell>
          <table:table-cell table:style-name="ce9" table:formula="of:=+SUMIFS([.$C$1:.$C$1048576];[.$A$1:.$A$1048576];[.$F4];[.$B$1:.$B$1048576];[.M$2])" office:value-type="float" office:value="3.47957671794917" calcext:value-type="float">
            <text:p>3.5</text:p>
          </table:table-cell>
          <table:table-cell table:style-name="ce9" table:formula="of:=+SUMIFS([.$C$1:.$C$1048576];[.$A$1:.$A$1048576];[.$F4];[.$B$1:.$B$1048576];[.N$2])" office:value-type="float" office:value="0" calcext:value-type="float">
            <text:p>0.0</text:p>
          </table:table-cell>
          <table:table-cell table:style-name="ce24" table:formula="of:=+SUM([.G4:.N4])" office:value-type="float" office:value="382.587248023272" calcext:value-type="float">
            <text:p>382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19" office:value-type="float" office:value="20" calcext:value-type="float">
            <text:p>20</text:p>
          </table:table-cell>
          <table:table-cell table:style-name="ce9" table:formula="of:=+SUMIFS([.$C$1:.$C$1048576];[.$A$1:.$A$1048576];[.$F5];[.$B$1:.$B$1048576];[.G$2])" office:value-type="float" office:value="102.967069079761" calcext:value-type="float">
            <text:p>103.0</text:p>
          </table:table-cell>
          <table:table-cell table:style-name="ce9" table:formula="of:=+SUMIFS([.$C$1:.$C$1048576];[.$A$1:.$A$1048576];[.$F5];[.$B$1:.$B$1048576];[.H$2])" office:value-type="float" office:value="115.831339155559" calcext:value-type="float">
            <text:p>115.8</text:p>
          </table:table-cell>
          <table:table-cell table:style-name="ce9" table:formula="of:=+SUMIFS([.$C$1:.$C$1048576];[.$A$1:.$A$1048576];[.$F5];[.$B$1:.$B$1048576];[.I$2])" office:value-type="float" office:value="0" calcext:value-type="float">
            <text:p>0.0</text:p>
          </table:table-cell>
          <table:table-cell table:style-name="ce9" table:formula="of:=+SUMIFS([.$C$1:.$C$1048576];[.$A$1:.$A$1048576];[.$F5];[.$B$1:.$B$1048576];[.J$2])" office:value-type="float" office:value="224.320337577439" calcext:value-type="float">
            <text:p>224.3</text:p>
          </table:table-cell>
          <table:table-cell table:style-name="ce9" table:formula="of:=+SUMIFS([.$C$1:.$C$1048576];[.$A$1:.$A$1048576];[.$F5];[.$B$1:.$B$1048576];[.K$2])" office:value-type="float" office:value="0" calcext:value-type="float">
            <text:p>0.0</text:p>
          </table:table-cell>
          <table:table-cell table:style-name="ce9" table:formula="of:=+SUMIFS([.$C$1:.$C$1048576];[.$A$1:.$A$1048576];[.$F5];[.$B$1:.$B$1048576];[.L$2])" office:value-type="float" office:value="193.201152835857" calcext:value-type="float">
            <text:p>193.2</text:p>
          </table:table-cell>
          <table:table-cell table:style-name="ce9" table:formula="of:=+SUMIFS([.$C$1:.$C$1048576];[.$A$1:.$A$1048576];[.$F5];[.$B$1:.$B$1048576];[.M$2])" office:value-type="float" office:value="3.47957671794917" calcext:value-type="float">
            <text:p>3.5</text:p>
          </table:table-cell>
          <table:table-cell table:style-name="ce9" table:formula="of:=+SUMIFS([.$C$1:.$C$1048576];[.$A$1:.$A$1048576];[.$F5];[.$B$1:.$B$1048576];[.N$2])" office:value-type="float" office:value="0" calcext:value-type="float">
            <text:p>0.0</text:p>
          </table:table-cell>
          <table:table-cell table:style-name="ce25" table:formula="of:=+SUM([.G5:.N5])" office:value-type="float" office:value="639.799475366565" calcext:value-type="float">
            <text:p>639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47957671794917" calcext:value-type="float">
            <text:p>3.47957671794917</text:p>
          </table:table-cell>
          <table:table-cell/>
          <table:covered-table-cell/>
          <table:table-cell table:style-name="ce19" office:value-type="float" office:value="10" calcext:value-type="float">
            <text:p>10</text:p>
          </table:table-cell>
          <table:table-cell table:style-name="ce9" table:formula="of:=+SUMIFS([.$C$1:.$C$1048576];[.$A$1:.$A$1048576];[.$F6];[.$B$1:.$B$1048576];[.G$2])" office:value-type="float" office:value="234.160187314253" calcext:value-type="float">
            <text:p>234.2</text:p>
          </table:table-cell>
          <table:table-cell table:style-name="ce9" table:formula="of:=+SUMIFS([.$C$1:.$C$1048576];[.$A$1:.$A$1048576];[.$F6];[.$B$1:.$B$1048576];[.H$2])" office:value-type="float" office:value="1" calcext:value-type="float">
            <text:p>1.0</text:p>
          </table:table-cell>
          <table:table-cell table:style-name="ce9" table:formula="of:=+SUMIFS([.$C$1:.$C$1048576];[.$A$1:.$A$1048576];[.$F6];[.$B$1:.$B$1048576];[.I$2])" office:value-type="float" office:value="234.160187314253" calcext:value-type="float">
            <text:p>234.2</text:p>
          </table:table-cell>
          <table:table-cell table:style-name="ce9" table:formula="of:=+SUMIFS([.$C$1:.$C$1048576];[.$A$1:.$A$1048576];[.$F6];[.$B$1:.$B$1048576];[.J$2])" office:value-type="float" office:value="0" calcext:value-type="float">
            <text:p>0.0</text:p>
          </table:table-cell>
          <table:table-cell table:style-name="ce9" table:formula="of:=+SUMIFS([.$C$1:.$C$1048576];[.$A$1:.$A$1048576];[.$F6];[.$B$1:.$B$1048576];[.K$2])" office:value-type="float" office:value="151.660187314254" calcext:value-type="float">
            <text:p>151.7</text:p>
          </table:table-cell>
          <table:table-cell table:style-name="ce9" table:formula="of:=+SUMIFS([.$C$1:.$C$1048576];[.$A$1:.$A$1048576];[.$F6];[.$B$1:.$B$1048576];[.L$2])" office:value-type="float" office:value="0" calcext:value-type="float">
            <text:p>0.0</text:p>
          </table:table-cell>
          <table:table-cell table:style-name="ce9" table:formula="of:=+SUMIFS([.$C$1:.$C$1048576];[.$A$1:.$A$1048576];[.$F6];[.$B$1:.$B$1048576];[.M$2])" office:value-type="float" office:value="0" calcext:value-type="float">
            <text:p>0.0</text:p>
          </table:table-cell>
          <table:table-cell table:style-name="ce9" table:formula="of:=+SUMIFS([.$C$1:.$C$1048576];[.$A$1:.$A$1048576];[.$F6];[.$B$1:.$B$1048576];[.N$2])" office:value-type="float" office:value="118.32685398092" calcext:value-type="float">
            <text:p>118.3</text:p>
          </table:table-cell>
          <table:table-cell table:style-name="ce25" table:formula="of:=+SUM([.G6:.N6])" office:value-type="float" office:value="739.307415923681" calcext:value-type="float">
            <text:p>739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19" office:value-type="float" office:value="17" calcext:value-type="float">
            <text:p>17</text:p>
          </table:table-cell>
          <table:table-cell table:style-name="ce9" table:formula="of:=+SUMIFS([.$C$1:.$C$1048576];[.$A$1:.$A$1048576];[.$F7];[.$B$1:.$B$1048576];[.G$2])" office:value-type="float" office:value="102.967069079761" calcext:value-type="float">
            <text:p>103.0</text:p>
          </table:table-cell>
          <table:table-cell table:style-name="ce9" table:formula="of:=+SUMIFS([.$C$1:.$C$1048576];[.$A$1:.$A$1048576];[.$F7];[.$B$1:.$B$1048576];[.H$2])" office:value-type="float" office:value="115.831339155559" calcext:value-type="float">
            <text:p>115.8</text:p>
          </table:table-cell>
          <table:table-cell table:style-name="ce9" table:formula="of:=+SUMIFS([.$C$1:.$C$1048576];[.$A$1:.$A$1048576];[.$F7];[.$B$1:.$B$1048576];[.I$2])" office:value-type="float" office:value="1" calcext:value-type="float">
            <text:p>1.0</text:p>
          </table:table-cell>
          <table:table-cell table:style-name="ce9" table:formula="of:=+SUMIFS([.$C$1:.$C$1048576];[.$A$1:.$A$1048576];[.$F7];[.$B$1:.$B$1048576];[.J$2])" office:value-type="float" office:value="224.320337577439" calcext:value-type="float">
            <text:p>224.3</text:p>
          </table:table-cell>
          <table:table-cell table:style-name="ce9" table:formula="of:=+SUMIFS([.$C$1:.$C$1048576];[.$A$1:.$A$1048576];[.$F7];[.$B$1:.$B$1048576];[.K$2])" office:value-type="float" office:value="0" calcext:value-type="float">
            <text:p>0.0</text:p>
          </table:table-cell>
          <table:table-cell table:style-name="ce9" table:formula="of:=+SUMIFS([.$C$1:.$C$1048576];[.$A$1:.$A$1048576];[.$F7];[.$B$1:.$B$1048576];[.L$2])" office:value-type="float" office:value="193.201152835857" calcext:value-type="float">
            <text:p>193.2</text:p>
          </table:table-cell>
          <table:table-cell table:style-name="ce9" table:formula="of:=+SUMIFS([.$C$1:.$C$1048576];[.$A$1:.$A$1048576];[.$F7];[.$B$1:.$B$1048576];[.M$2])" office:value-type="float" office:value="3.47957671794917" calcext:value-type="float">
            <text:p>3.5</text:p>
          </table:table-cell>
          <table:table-cell table:style-name="ce9" table:formula="of:=+SUMIFS([.$C$1:.$C$1048576];[.$A$1:.$A$1048576];[.$F7];[.$B$1:.$B$1048576];[.N$2])" office:value-type="float" office:value="0" calcext:value-type="float">
            <text:p>0.0</text:p>
          </table:table-cell>
          <table:table-cell table:style-name="ce24" table:formula="of:=+SUM([.G7:.N7])" office:value-type="float" office:value="640.799475366565" calcext:value-type="float">
            <text:p>64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/>
          <table:table-cell table:style-name="ce19" office:value-type="float" office:value="21" calcext:value-type="float">
            <text:p>21</text:p>
          </table:table-cell>
          <table:table-cell table:style-name="ce9" table:formula="of:=+SUMIFS([.$C$1:.$C$1048576];[.$A$1:.$A$1048576];[.$F8];[.$B$1:.$B$1048576];[.G$2])" office:value-type="float" office:value="102.967069079761" calcext:value-type="float">
            <text:p>103.0</text:p>
          </table:table-cell>
          <table:table-cell table:style-name="ce9" table:formula="of:=+SUMIFS([.$C$1:.$C$1048576];[.$A$1:.$A$1048576];[.$F8];[.$B$1:.$B$1048576];[.H$2])" office:value-type="float" office:value="115.831339155559" calcext:value-type="float">
            <text:p>115.8</text:p>
          </table:table-cell>
          <table:table-cell table:style-name="ce9" table:formula="of:=+SUMIFS([.$C$1:.$C$1048576];[.$A$1:.$A$1048576];[.$F8];[.$B$1:.$B$1048576];[.I$2])" office:value-type="float" office:value="1" calcext:value-type="float">
            <text:p>1.0</text:p>
          </table:table-cell>
          <table:table-cell table:style-name="ce9" table:formula="of:=+SUMIFS([.$C$1:.$C$1048576];[.$A$1:.$A$1048576];[.$F8];[.$B$1:.$B$1048576];[.J$2])" office:value-type="float" office:value="224.320337577439" calcext:value-type="float">
            <text:p>224.3</text:p>
          </table:table-cell>
          <table:table-cell table:style-name="ce9" table:formula="of:=+SUMIFS([.$C$1:.$C$1048576];[.$A$1:.$A$1048576];[.$F8];[.$B$1:.$B$1048576];[.K$2])" office:value-type="float" office:value="0" calcext:value-type="float">
            <text:p>0.0</text:p>
          </table:table-cell>
          <table:table-cell table:style-name="ce9" table:formula="of:=+SUMIFS([.$C$1:.$C$1048576];[.$A$1:.$A$1048576];[.$F8];[.$B$1:.$B$1048576];[.L$2])" office:value-type="float" office:value="0" calcext:value-type="float">
            <text:p>0.0</text:p>
          </table:table-cell>
          <table:table-cell table:style-name="ce9" table:formula="of:=+SUMIFS([.$C$1:.$C$1048576];[.$A$1:.$A$1048576];[.$F8];[.$B$1:.$B$1048576];[.M$2])" office:value-type="float" office:value="3.47957671794917" calcext:value-type="float">
            <text:p>3.5</text:p>
          </table:table-cell>
          <table:table-cell table:style-name="ce9" table:formula="of:=+SUMIFS([.$C$1:.$C$1048576];[.$A$1:.$A$1048576];[.$F8];[.$B$1:.$B$1048576];[.N$2])" office:value-type="float" office:value="0" calcext:value-type="float">
            <text:p>0.0</text:p>
          </table:table-cell>
          <table:table-cell table:style-name="ce24" table:formula="of:=+SUM([.G8:.N8])" office:value-type="float" office:value="447.598322530707" calcext:value-type="float">
            <text:p>44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3.688786554253" calcext:value-type="float">
            <text:p>223.688786554253</text:p>
          </table:table-cell>
          <table:table-cell/>
          <table:covered-table-cell/>
          <table:table-cell table:style-name="ce19" office:value-type="float" office:value="25" calcext:value-type="float">
            <text:p>25</text:p>
          </table:table-cell>
          <table:table-cell table:style-name="ce9" table:formula="of:=+SUMIFS([.$C$1:.$C$1048576];[.$A$1:.$A$1048576];[.$F9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F9];[.$B$1:.$B$1048576];[.H$2])" office:value-type="float" office:value="0" calcext:value-type="float">
            <text:p>0.0</text:p>
          </table:table-cell>
          <table:table-cell table:style-name="ce9" table:formula="of:=+SUMIFS([.$C$1:.$C$1048576];[.$A$1:.$A$1048576];[.$F9];[.$B$1:.$B$1048576];[.I$2])" office:value-type="float" office:value="0" calcext:value-type="float">
            <text:p>0.0</text:p>
          </table:table-cell>
          <table:table-cell table:style-name="ce9" table:formula="of:=+SUMIFS([.$C$1:.$C$1048576];[.$A$1:.$A$1048576];[.$F9];[.$B$1:.$B$1048576];[.J$2])" office:value-type="float" office:value="1" calcext:value-type="float">
            <text:p>1.0</text:p>
          </table:table-cell>
          <table:table-cell table:style-name="ce9" table:formula="of:=+SUMIFS([.$C$1:.$C$1048576];[.$A$1:.$A$1048576];[.$F9];[.$B$1:.$B$1048576];[.K$2])" office:value-type="float" office:value="155.112402018656" calcext:value-type="float">
            <text:p>155.1</text:p>
          </table:table-cell>
          <table:table-cell table:style-name="ce9" table:formula="of:=+SUMIFS([.$C$1:.$C$1048576];[.$A$1:.$A$1048576];[.$F9];[.$B$1:.$B$1048576];[.L$2])" office:value-type="float" office:value="234.160187314253" calcext:value-type="float">
            <text:p>234.2</text:p>
          </table:table-cell>
          <table:table-cell table:style-name="ce9" table:formula="of:=+SUMIFS([.$C$1:.$C$1048576];[.$A$1:.$A$1048576];[.$F9];[.$B$1:.$B$1048576];[.M$2])" office:value-type="float" office:value="0" calcext:value-type="float">
            <text:p>0.0</text:p>
          </table:table-cell>
          <table:table-cell table:style-name="ce9" table:formula="of:=+SUMIFS([.$C$1:.$C$1048576];[.$A$1:.$A$1048576];[.$F9];[.$B$1:.$B$1048576];[.N$2])" office:value-type="float" office:value="1.51728717204447" calcext:value-type="float">
            <text:p>1.5</text:p>
          </table:table-cell>
          <table:table-cell table:style-name="ce24" table:formula="of:=+SUM([.G9:.N9])" office:value-type="float" office:value="391.789876504954" calcext:value-type="float">
            <text:p>391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4.41888475107" calcext:value-type="float">
            <text:p>154.41888475107</text:p>
          </table:table-cell>
          <table:table-cell/>
          <table:covered-table-cell/>
          <table:table-cell table:style-name="ce19" office:value-type="float" office:value="26" calcext:value-type="float">
            <text:p>26</text:p>
          </table:table-cell>
          <table:table-cell table:style-name="ce9" table:formula="of:=+SUMIFS([.$C$1:.$C$1048576];[.$A$1:.$A$1048576];[.$F10];[.$B$1:.$B$1048576];[.G$2])" office:value-type="float" office:value="0" calcext:value-type="float">
            <text:p>0.0</text:p>
          </table:table-cell>
          <table:table-cell table:style-name="ce9" table:formula="of:=+SUMIFS([.$C$1:.$C$1048576];[.$A$1:.$A$1048576];[.$F10];[.$B$1:.$B$1048576];[.H$2])" office:value-type="float" office:value="0" calcext:value-type="float">
            <text:p>0.0</text:p>
          </table:table-cell>
          <table:table-cell table:style-name="ce9" table:formula="of:=+SUMIFS([.$C$1:.$C$1048576];[.$A$1:.$A$1048576];[.$F10];[.$B$1:.$B$1048576];[.I$2])" office:value-type="float" office:value="0" calcext:value-type="float">
            <text:p>0.0</text:p>
          </table:table-cell>
          <table:table-cell table:style-name="ce9" table:formula="of:=+SUMIFS([.$C$1:.$C$1048576];[.$A$1:.$A$1048576];[.$F10];[.$B$1:.$B$1048576];[.J$2])" office:value-type="float" office:value="1" calcext:value-type="float">
            <text:p>1.0</text:p>
          </table:table-cell>
          <table:table-cell table:style-name="ce9" table:formula="of:=+SUMIFS([.$C$1:.$C$1048576];[.$A$1:.$A$1048576];[.$F10];[.$B$1:.$B$1048576];[.K$2])" office:value-type="float" office:value="155.112402018656" calcext:value-type="float">
            <text:p>155.1</text:p>
          </table:table-cell>
          <table:table-cell table:style-name="ce9" table:formula="of:=+SUMIFS([.$C$1:.$C$1048576];[.$A$1:.$A$1048576];[.$F10];[.$B$1:.$B$1048576];[.L$2])" office:value-type="float" office:value="234.160187314253" calcext:value-type="float">
            <text:p>234.2</text:p>
          </table:table-cell>
          <table:table-cell table:style-name="ce9" table:formula="of:=+SUMIFS([.$C$1:.$C$1048576];[.$A$1:.$A$1048576];[.$F10];[.$B$1:.$B$1048576];[.M$2])" office:value-type="float" office:value="145.642378427428" calcext:value-type="float">
            <text:p>145.6</text:p>
          </table:table-cell>
          <table:table-cell table:style-name="ce9" table:formula="of:=+SUMIFS([.$C$1:.$C$1048576];[.$A$1:.$A$1048576];[.$F10];[.$B$1:.$B$1048576];[.N$2])" office:value-type="float" office:value="0" calcext:value-type="float">
            <text:p>0.0</text:p>
          </table:table-cell>
          <table:table-cell table:style-name="ce24" table:formula="of:=+SUM([.G10:.N10])" office:value-type="float" office:value="535.914967760338" calcext:value-type="float">
            <text:p>53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sum</text:p>
          </table:table-cell>
          <table:table-cell table:style-name="ce22" table:formula="of:=+SUM([.G3:.G10])" office:value-type="float" office:value="544.061394553535" calcext:value-type="float">
            <text:p>544.1</text:p>
          </table:table-cell>
          <table:table-cell table:style-name="ce22" table:formula="of:=+SUM([.H3:.H10])" office:value-type="float" office:value="420.210066741715" calcext:value-type="float">
            <text:p>420.2</text:p>
          </table:table-cell>
          <table:table-cell table:style-name="ce22" table:formula="of:=+SUM([.I3:.I10])" office:value-type="float" office:value="683.53776042276" calcext:value-type="float">
            <text:p>683.5</text:p>
          </table:table-cell>
          <table:table-cell table:style-name="ce23" table:formula="of:=+SUM([.J3:.J10])" office:value-type="float" office:value="983.798782234457" calcext:value-type="float">
            <text:p>983.8</text:p>
          </table:table-cell>
          <table:table-cell table:style-name="ce22" table:formula="of:=+SUM([.K3:.K10])" office:value-type="float" office:value="461.884991351566" calcext:value-type="float">
            <text:p>461.9</text:p>
          </table:table-cell>
          <table:table-cell table:style-name="ce23" table:formula="of:=+SUM([.L3:.L10])" office:value-type="float" office:value="854.722680300221" calcext:value-type="float">
            <text:p>854.7</text:p>
          </table:table-cell>
          <table:table-cell table:style-name="ce22" table:formula="of:=+SUM([.M3:.M10])" office:value-type="float" office:value="163.040262017173" calcext:value-type="float">
            <text:p>163.0</text:p>
          </table:table-cell>
          <table:table-cell table:style-name="ce22" table:formula="of:=+SUM([.N3:.N10])" office:value-type="float" office:value="119.844141152965" calcext:value-type="float">
            <text:p>119.8</text:p>
          </table:table-cell>
          <table:table-cell table:style-name="ce26" table:formula="of:=+SUM([.G11:.N11])" office:value-type="float" office:value="4231.10007877439" calcext:value-type="float">
            <text:p>423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.47957671794917" calcext:value-type="float">
            <text:p>3.47957671794917</text:p>
          </table:table-cell>
          <table:table-cell/>
          <table:table-cell office:value-type="string" calcext:value-type="string">
            <text:p>favorite destinations</text:p>
          </table:table-cell>
          <table:table-cell table:number-columns-repeated="2"/>
          <table:table-cell office:value-type="string" calcext:value-type="string">
            <text:p>favorite origin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2.967069079761" calcext:value-type="float">
            <text:p>102.96706907976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5.831339155559" calcext:value-type="float">
            <text:p>115.83133915555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4.320337577439" calcext:value-type="float">
            <text:p>224.32033757743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3.201152835857" calcext:value-type="float">
            <text:p>193.20115283585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.47957671794917" calcext:value-type="float">
            <text:p>3.4795767179491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4.160187314253" calcext:value-type="float">
            <text:p>234.16018731425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4.160187314253" calcext:value-type="float">
            <text:p>234.16018731425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1.660187314254" calcext:value-type="float">
            <text:p>151.66018731425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8.32685398092" calcext:value-type="float">
            <text:p>118.3268539809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2.967069079761" calcext:value-type="float">
            <text:p>102.96706907976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5.831339155559" calcext:value-type="float">
            <text:p>115.83133915555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4.320337577439" calcext:value-type="float">
            <text:p>224.32033757743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3.201152835857" calcext:value-type="float">
            <text:p>193.201152835857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.47957671794917" calcext:value-type="float">
            <text:p>3.47957671794917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2.967069079761" calcext:value-type="float">
            <text:p>102.96706907976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5.831339155559" calcext:value-type="float">
            <text:p>115.831339155559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24.320337577439" calcext:value-type="float">
            <text:p>224.320337577439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.47957671794917" calcext:value-type="float">
            <text:p>3.47957671794917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55.112402018656" calcext:value-type="float">
            <text:p>155.112402018656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4.160187314253" calcext:value-type="float">
            <text:p>234.160187314253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.51728717204447" calcext:value-type="float">
            <text:p>1.51728717204447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55.112402018656" calcext:value-type="float">
            <text:p>155.11240201865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4.160187314253" calcext:value-type="float">
            <text:p>234.160187314253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45.642378427428" calcext:value-type="float">
            <text:p>145.64237842742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2:50:58.937831591</dc:date>
    <meta:editing-duration>PT2H20M53S</meta:editing-duration>
    <meta:editing-cycles>5</meta:editing-cycles>
    <meta:generator>LibreOffice/6.0.7.3$Linux_X86_64 LibreOffice_project/00m0$Build-3</meta:generator>
    <meta:document-statistic meta:table-count="2" meta:cell-count="547" meta:object-count="0"/>
  </office:meta>
</office:document-meta>
</file>